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eeeeee" draw:opacity="50%" draw:textarea-horizontal-align="justify" draw:textarea-vertical-align="top" draw:auto-grow-height="false" fo:min-height="5.05cm" fo:min-width="4.5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28cm" svg:stroke-color="#729fcf" draw:marker-start-width="0.242cm" draw:marker-end-width="0.242cm" svg:stroke-linecap="butt" draw:fill="none" draw:fill-color="#cccccc" draw:opacity="50%" draw:textarea-vertical-align="middle" draw:auto-grow-height="false" fo:min-height="1.705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solid" draw:stroke-dash="Double_20_Dash" svg:stroke-width="0.028cm" svg:stroke-color="#729fcf" draw:marker-start-width="0.242cm" draw:marker-end-width="0.242cm" draw:fill="solid" draw:fill-color="#b4c7dc" draw:opacity="50%" draw:textarea-vertical-align="middle" fo:min-height="0.722cm" fo:padding-top="0.139cm" fo:padding-bottom="0.139cm" fo:padding-left="0.264cm" fo:padding-right="0.264cm"/>
      <style:paragraph-properties style:writing-mode="lr-tb"/>
    </style:style>
    <style:style style:name="gr4" style:family="graphic" style:parent-style-name="objectwithoutfill">
      <style:graphic-properties svg:stroke-color="#729fcf" draw:marker-end="Symmetric_20_Arrow" draw:marker-end-width="0.3cm" draw:fill="solid" draw:textarea-vertical-align="middle"/>
    </style:style>
    <style:style style:name="gr5" style:family="graphic" style:parent-style-name="standard">
      <style:graphic-properties svg:stroke-width="0.028cm" svg:stroke-color="#729fcf" draw:marker-start-width="0.242cm" draw:marker-end-width="0.242cm" draw:fill="solid" draw:fill-color="#ffffff" draw:textarea-horizontal-align="justify" draw:textarea-vertical-align="middle" draw:auto-grow-height="false" fo:min-height="0.572cm" fo:min-width="2.442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svg:stroke-width="0.028cm" svg:stroke-color="#729fcf" draw:marker-start-width="0.242cm" draw:marker-end-width="0.242cm" draw:fill="solid" draw:fill-color="#ffffff" draw:textarea-horizontal-align="justify" draw:textarea-vertical-align="middle" draw:auto-grow-height="false" fo:min-height="0.572cm" fo:min-width="2.584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solid" draw:stroke-dash="Double_20_Dash" svg:stroke-width="0.028cm" svg:stroke-color="#729fcf" draw:marker-start-width="0.242cm" draw:marker-end-width="0.242cm" draw:fill="solid" draw:fill-color="#b4c7dc" draw:opacity="50%" draw:textarea-vertical-align="middle" draw:auto-grow-height="false" fo:min-height="0.722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>
      <style:graphic-properties svg:stroke-width="0.028cm" svg:stroke-color="#729fcf" draw:marker-start-width="0.242cm" draw:marker-end-width="0.242cm" draw:fill="solid" draw:fill-color="#ffffff" draw:textarea-horizontal-align="justify" draw:textarea-vertical-align="middle" draw:auto-grow-height="false" fo:min-height="0.572cm" fo:min-width="0.746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draw:stroke="solid" draw:stroke-dash="Double_20_Dash" svg:stroke-width="0.028cm" svg:stroke-color="#729fcf" draw:marker-start-width="0.242cm" draw:marker-end-width="0.242cm" draw:fill="solid" draw:fill-color="#b4c7dc" draw:opacity="50%" draw:textarea-vertical-align="middle" draw:auto-grow-height="false" fo:min-height="1.705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draw:stroke="solid" draw:stroke-dash="Double_20_Dash" svg:stroke-width="0.028cm" svg:stroke-color="#729fcf" draw:marker-start-width="0.242cm" draw:marker-end-width="0.242cm" draw:fill="solid" draw:fill-color="#b4c7dc" draw:opacity="50%" draw:textarea-vertical-align="middle" draw:auto-grow-height="false" fo:min-height="1.12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svg:stroke-width="0.028cm" svg:stroke-color="#729fcf" draw:marker-start-width="0.242cm" draw:marker-end-width="0.242cm" draw:fill="solid" draw:fill-color="#ffffff" draw:textarea-horizontal-align="justify" draw:textarea-vertical-align="middle" draw:auto-grow-height="false" fo:min-height="0.572cm" fo:min-width="1.876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width="0.028cm" svg:stroke-color="#729fcf" draw:marker-start-width="0.242cm" draw:marker-end-width="0.242cm" draw:fill="solid" draw:fill-color="#ffffff" draw:textarea-horizontal-align="justify" draw:textarea-vertical-align="middle" draw:auto-grow-height="false" fo:min-height="0.572cm" fo:min-width="1.594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28cm" svg:stroke-color="#729fcf" draw:marker-start-width="0.242cm" draw:marker-end-width="0.242cm" draw:fill="solid" draw:fill-color="#ffffff" draw:textarea-horizontal-align="justify" draw:textarea-vertical-align="middle" draw:auto-grow-height="false" fo:min-height="0.572cm" fo:min-width="1.804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draw:stroke="solid" draw:stroke-dash="Double_20_Dash" svg:stroke-width="0.028cm" svg:stroke-color="#ff972f" draw:marker-start-width="0.242cm" draw:marker-end-width="0.242cm" draw:fill="solid" draw:fill-color="#ffb66c" draw:opacity="50%" draw:textarea-vertical-align="middle" fo:min-height="0.722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svg:stroke-width="0.028cm" svg:stroke-color="#ff972f" draw:marker-start-width="0.242cm" draw:marker-end-width="0.242cm" draw:fill="solid" draw:fill-color="#ffffff" draw:textarea-horizontal-align="justify" draw:textarea-vertical-align="middle" draw:auto-grow-height="false" fo:min-height="0.572cm" fo:min-width="1.876cm" fo:padding-top="0.139cm" fo:padding-bottom="0.139cm" fo:padding-left="0.264cm" fo:padding-right="0.264cm"/>
      <style:paragraph-properties style:writing-mode="lr-tb"/>
    </style:style>
    <style:style style:name="gr16" style:family="graphic" style:parent-style-name="objectwithoutfill">
      <style:graphic-properties svg:stroke-color="#ff972f" draw:marker-end="Symmetric_20_Arrow" draw:marker-end-width="0.3cm" draw:fill="solid" draw:textarea-vertical-align="middle"/>
    </style:style>
    <style:style style:name="gr17" style:family="graphic" style:parent-style-name="standard">
      <style:graphic-properties draw:stroke="solid" draw:stroke-dash="Double_20_Dash" svg:stroke-width="0.028cm" svg:stroke-color="#000000" draw:marker-start-width="0.242cm" draw:marker-end-width="0.242cm" draw:fill="solid" draw:fill-color="#cccccc" draw:opacity="50%" draw:textarea-vertical-align="middle" fo:min-height="0.722cm" fo:padding-top="0.139cm" fo:padding-bottom="0.139cm" fo:padding-left="0.264cm" fo:padding-right="0.264cm"/>
      <style:paragraph-properties style:writing-mode="lr-tb"/>
    </style:style>
    <style:style style:name="gr18" style:family="graphic" style:parent-style-name="standard">
      <style:graphic-properties svg:stroke-width="0.028cm" svg:stroke-color="#ff972f" draw:marker-start-width="0.242cm" draw:marker-end-width="0.242cm" draw:fill="solid" draw:fill-color="#ffffff" draw:textarea-horizontal-align="justify" draw:textarea-vertical-align="middle" draw:auto-grow-height="false" fo:min-height="0.572cm" fo:min-width="1.594cm" fo:padding-top="0.139cm" fo:padding-bottom="0.139cm" fo:padding-left="0.264cm" fo:padding-right="0.264cm"/>
      <style:paragraph-properties style:writing-mode="lr-tb"/>
    </style:style>
    <style:style style:name="gr19" style:family="graphic" style:parent-style-name="standard">
      <style:graphic-properties draw:stroke="solid" draw:stroke-dash="Double_20_Dash" svg:stroke-width="0.028cm" svg:stroke-color="#000000" draw:marker-start-width="0.242cm" draw:marker-end-width="0.242cm" draw:fill="solid" draw:fill-color="#cccccc" draw:opacity="50%" draw:textarea-vertical-align="middle" fo:min-height="1.137cm" fo:padding-top="0.139cm" fo:padding-bottom="0.139cm" fo:padding-left="0.264cm" fo:padding-right="0.264cm"/>
      <style:paragraph-properties style:writing-mode="lr-tb"/>
    </style:style>
    <style:style style:name="gr20" style:family="graphic" style:parent-style-name="standard">
      <style:graphic-properties draw:stroke="solid" draw:stroke-dash="Double_20_Dash" svg:stroke-width="0.028cm" svg:stroke-color="#77bc65" draw:marker-start-width="0.242cm" draw:marker-end-width="0.242cm" draw:fill="solid" draw:fill-color="#afd095" draw:opacity="50%" draw:textarea-vertical-align="middle" fo:min-height="1.137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width="0.028cm" svg:stroke-color="#77bc65" draw:marker-start-width="0.242cm" draw:marker-end-width="0.242cm" draw:fill="solid" draw:fill-color="#ffffff" draw:textarea-horizontal-align="justify" draw:textarea-vertical-align="middle" draw:auto-grow-height="false" fo:min-height="0.572cm" fo:min-width="1.594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draw:stroke="solid" draw:stroke-dash="Double_20_Dash" svg:stroke-width="0.028cm" svg:stroke-color="#77bc65" draw:marker-start-width="0.242cm" draw:marker-end-width="0.242cm" draw:fill="solid" draw:fill-color="#afd095" draw:opacity="50%" draw:textarea-vertical-align="middle" draw:auto-grow-height="false" fo:min-height="1.137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draw:stroke="solid" draw:stroke-dash="Double_20_Dash" svg:stroke-width="0.028cm" svg:stroke-color="#77bc65" draw:marker-start-width="0.242cm" draw:marker-end-width="0.242cm" draw:fill="solid" draw:fill-color="#afd095" draw:opacity="50%" draw:textarea-vertical-align="middle" draw:auto-grow-height="false" draw:fit-to-size="false" style:shrink-to-fit="false" fo:min-height="1.137cm" fo:padding-top="0.139cm" fo:padding-bottom="0.139cm" fo:padding-left="0.264cm" fo:padding-right="0.264cm"/>
      <style:paragraph-properties style:writing-mode="lr-tb"/>
    </style:style>
    <style:style style:name="gr24" style:family="graphic" style:parent-style-name="objectwithoutfill">
      <style:graphic-properties svg:stroke-color="#77bc65" draw:marker-end="Symmetric_20_Arrow" draw:marker-end-width="0.3cm" draw:fill="solid" draw:textarea-vertical-align="middle"/>
    </style:style>
    <style:style style:name="gr25" style:family="graphic" style:parent-style-name="objectwithoutfill">
      <style:graphic-properties svg:stroke-width="0.018cm" svg:stroke-color="#729fcf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draw:stroke="solid" draw:stroke-dash="Double_20_Dash" svg:stroke-width="0.028cm" svg:stroke-color="#a1467e" draw:marker-start-width="0.242cm" draw:marker-end-width="0.242cm" draw:fill="solid" draw:fill-color="#bf819e" draw:opacity="50%" draw:textarea-vertical-align="middle" fo:min-height="1.137cm" fo:padding-top="0.139cm" fo:padding-bottom="0.139cm" fo:padding-left="0.264cm" fo:padding-right="0.264cm"/>
      <style:paragraph-properties style:writing-mode="lr-tb"/>
    </style:style>
    <style:style style:name="gr27" style:family="graphic" style:parent-style-name="standard">
      <style:graphic-properties svg:stroke-width="0.028cm" svg:stroke-color="#a1467e" draw:marker-start-width="0.242cm" draw:marker-end-width="0.242cm" draw:fill="solid" draw:fill-color="#ffffff" draw:textarea-horizontal-align="justify" draw:textarea-vertical-align="middle" draw:auto-grow-height="false" fo:min-height="0.572cm" fo:min-width="1.594cm" fo:padding-top="0.139cm" fo:padding-bottom="0.139cm" fo:padding-left="0.264cm" fo:padding-right="0.264cm"/>
      <style:paragraph-properties style:writing-mode="lr-tb"/>
    </style:style>
    <style:style style:name="gr28" style:family="graphic" style:parent-style-name="standard">
      <style:graphic-properties draw:stroke="solid" draw:stroke-dash="Double_20_Dash" svg:stroke-width="0.028cm" svg:stroke-color="#a1467e" draw:marker-start-width="0.242cm" draw:marker-end-width="0.242cm" draw:fill="solid" draw:fill-color="#bf819e" draw:opacity="50%" draw:textarea-vertical-align="middle" draw:auto-grow-height="false" fo:min-height="0.537cm" fo:padding-top="0.139cm" fo:padding-bottom="0.139cm" fo:padding-left="0.264cm" fo:padding-right="0.264cm"/>
      <style:paragraph-properties style:writing-mode="lr-tb"/>
    </style:style>
    <style:style style:name="gr29" style:family="graphic" style:parent-style-name="objectwithoutfill">
      <style:graphic-properties svg:stroke-color="#a1467e" draw:marker-end="Symmetric_20_Arrow" draw:marker-end-width="0.3cm" draw:fill="solid" draw:textarea-vertical-align="middle"/>
    </style:style>
    <style:style style:name="gr30" style:family="graphic" style:parent-style-name="standard">
      <style:graphic-properties svg:stroke-width="0.018cm" svg:stroke-color="#729fcf" draw:marker-start-width="0.227cm" draw:marker-end-width="0.227cm" draw:fill="solid" draw:fill-color="#ffffff" draw:textarea-horizontal-align="justify" draw:textarea-vertical-align="middle" draw:auto-grow-height="false" fo:min-height="0cm" fo:min-width="1.594cm" fo:padding-top="0.134cm" fo:padding-bottom="0.134cm" fo:padding-left="0.259cm" fo:padding-right="0.259cm"/>
      <style:paragraph-properties style:writing-mode="lr-tb"/>
    </style:style>
    <style:style style:name="gr31" style:family="graphic" style:parent-style-name="objectwithoutfill">
      <style:graphic-properties svg:stroke-width="0.018cm" svg:stroke-color="#729fcf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729fcf" draw:marker-start-width="0.227cm" draw:marker-end-width="0.227cm" draw:fill="solid" draw:fill-color="#ffffff" draw:textarea-horizontal-align="justify" draw:textarea-vertical-align="middle" draw:auto-grow-height="false" fo:min-height="0cm" fo:min-width="1.604cm" fo:padding-top="0.134cm" fo:padding-bottom="0.134cm" fo:padding-left="0.259cm" fo:padding-right="0.259cm"/>
      <style:paragraph-properties style:writing-mode="lr-tb"/>
    </style:style>
    <style:style style:name="gr33" style:family="graphic" style:parent-style-name="standard">
      <style:graphic-properties draw:stroke="solid" draw:stroke-dash="Double_20_Dash" svg:stroke-width="0.028cm" svg:stroke-color="#000000" draw:marker-start-width="0.242cm" draw:marker-end-width="0.242cm" draw:fill="solid" draw:fill-color="#cccccc" draw:opacity="50%" draw:textarea-vertical-align="middle" draw:auto-grow-height="false" fo:min-height="0.722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>
      <style:graphic-properties draw:stroke="solid" draw:stroke-dash="Double_20_Dash" svg:stroke-width="0.028cm" svg:stroke-color="#ff972f" draw:marker-start-width="0.242cm" draw:marker-end-width="0.242cm" draw:fill="solid" draw:fill-color="#ffb66c" draw:opacity="50%" draw:textarea-vertical-align="middle" draw:auto-grow-height="false" fo:min-height="0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>
      <style:graphic-properties draw:stroke="solid" draw:stroke-dash="Double_20_Dash" svg:stroke-width="0.028cm" svg:stroke-color="#a1467e" draw:marker-start-width="0.242cm" draw:marker-end-width="0.242cm" draw:fill="solid" draw:fill-color="#bf819e" draw:opacity="50%" draw:textarea-vertical-align="middle" draw:auto-grow-height="false" draw:fit-to-size="false" style:shrink-to-fit="false" fo:min-height="0.337cm" fo:padding-top="0.139cm" fo:padding-bottom="0.139cm" fo:padding-left="0.264cm" fo:padding-right="0.264cm"/>
      <style:paragraph-properties style:writing-mode="lr-tb"/>
    </style:style>
    <style:style style:name="gr36" style:family="graphic" style:parent-style-name="standard">
      <style:graphic-properties draw:stroke="dash" draw:stroke-dash="Long_20_Dash" svg:stroke-width="0.028cm" svg:stroke-color="#77bc65" draw:marker-start-width="0.242cm" draw:marker-end-width="0.242cm" svg:stroke-linecap="butt" draw:fill="none" draw:fill-color="#cccccc" draw:opacity="50%" draw:textarea-vertical-align="bottom" draw:auto-grow-height="false" fo:min-height="1.705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nux Libertine G" fo:font-size="12pt" fo:font-style="normal" style:font-size-asian="12pt" style:font-style-asian="normal" style:font-size-complex="12pt" style:font-style-complex="normal"/>
    </style:style>
    <style:style style:name="P2" style:family="paragraph">
      <loext:graphic-properties draw:fill-color="#eeeeee" draw:opacity="50%"/>
      <style:paragraph-properties fo:text-align="center" style:writing-mode="lr-tb"/>
      <style:text-properties style:font-name="Linux Libertine G" fo:font-size="12pt" fo:font-style="normal" style:font-size-asian="12pt" style:font-style-asian="normal" style:font-size-complex="12pt" style:font-style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cccccc" draw:opacity="50%"/>
      <style:paragraph-properties fo:text-align="center" style:writing-mode="lr-tb"/>
      <style:text-properties style:font-name="Linux Libertine G" fo:font-size="12pt" fo:font-style="normal" style:font-size-asian="12pt" style:font-style-asian="normal" style:font-size-complex="12pt" style:font-style-complex="normal"/>
    </style:style>
    <style:style style:name="P5" style:family="paragraph">
      <loext:graphic-properties draw:fill="solid" draw:fill-color="#b4c7dc" draw:opacity="50%"/>
      <style:paragraph-properties fo:text-align="center" style:writing-mode="lr-tb"/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solid" draw:fill-color="#ffb66c" draw:opacity="50%"/>
      <style:paragraph-properties fo:text-align="center" style:writing-mode="lr-tb"/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P10" style:family="paragraph">
      <loext:graphic-properties draw:fill="solid" draw:fill-color="#cccccc" draw:opacity="50%"/>
      <style:paragraph-properties fo:text-align="center" style:writing-mode="lr-tb"/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P11" style:family="paragraph">
      <loext:graphic-properties draw:fill="solid" draw:fill-color="#afd095" draw:opacity="50%"/>
      <style:paragraph-properties fo:text-align="center" style:writing-mode="lr-tb"/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P12" style:family="paragraph">
      <loext:graphic-properties draw:fill="solid" draw:fill-color="#bf819e" draw:opacity="50%"/>
      <style:paragraph-properties fo:text-align="center" style:writing-mode="lr-tb"/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T1" style:family="text">
      <style:text-properties style:font-name="Linux Libertine G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Linux Libertine G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5.3cm" svg:x="34cm" svg:y="3.7cm">
          <text:p text:style-name="P1"><text:span text:style-name="T1">Légend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cm" svg:height="1.199cm" svg:x="24.45cm" svg:y="13.703cm">
          <draw:text-box>
            <text:p text:style-name="P3"><text:span text:style-name="T1">e.g. Kass et al. </text:span></text:p>
            <text:p text:style-name="P3"><text:span text:style-name="T1">(</text:span><text:span text:style-name="T1"><text:a xlink:href="https://besjournals.onlinelibrary.wiley.com/doi/full/10.1111/2041-210X.13628" xlink:type="simple">2021</text:a></text:span><text:span text:style-name="T1">)</text:span></text:p>
          </draw:text-box>
        </draw:frame>
        <draw:frame draw:style-name="gr2" draw:text-style-name="P4" xml:id="id13" draw:id="id13" draw:layer="layout" svg:width="3.5cm" svg:height="1.199cm" svg:x="19.55cm" svg:y="13.702cm">
          <draw:text-box>
            <text:p text:style-name="P3"><text:span text:style-name="T1">e.g. Chakraborty et al. (</text:span><text:span text:style-name="T1"><text:a xlink:href="https://link.springer.com/content/pdf/10.1007/s13595-021-01029-4.pdf" xlink:type="simple">2021</text:a></text:span><text:span text:style-name="T1">)</text:span></text:p>
          </draw:text-box>
        </draw:frame>
        <draw:frame draw:style-name="gr2" draw:text-style-name="P4" xml:id="id14" draw:id="id14" draw:layer="layout" svg:width="3.1cm" svg:height="1.999cm" svg:x="14.95cm" svg:y="14.001cm">
          <draw:text-box>
            <text:p text:style-name="P3"><text:span text:style-name="T1">e.g. Petitpierre et al. (</text:span><text:span text:style-name="T1"><text:a xlink:href="https://onlinelibrary.wiley.com/doi/full/10.1111/geb.12530" xlink:type="simple">2016</text:a></text:span><text:span text:style-name="T1">),</text:span></text:p>
            <text:p text:style-name="P3"><text:span text:style-name="T1">Chauvier et al. (</text:span><text:span text:style-name="T1"><text:a xlink:href="https://esajournals.onlinelibrary.wiley.com/doi/full/10.1002/ecm.1433" xlink:type="simple">2021</text:a></text:span><text:span text:style-name="T1">)</text:span></text:p>
          </draw:text-box>
        </draw:frame>
        <draw:frame draw:style-name="gr3" draw:text-style-name="P5" xml:id="id3" draw:id="id3" draw:layer="layout" svg:width="4.8cm" svg:height="1cm" svg:x="29.2cm" svg:y="1cm">
          <draw:text-box>
            <text:p text:style-name="P3"><text:span text:style-name="T2">Potential predictors</text:span></text:p>
          </draw:text-box>
        </draw:frame>
        <draw:connector draw:style-name="gr4" draw:text-style-name="P6" draw:layer="layout" svg:x1="21.5cm" svg:y1="1.5cm" svg:x2="23.4cm" svg:y2="1.5cm" draw:start-shape="id1" draw:start-glue-point="1" draw:end-shape="id2" draw:end-glue-point="6" svg:d="M21500 1500h1900" svg:viewBox="0 0 1901 1">
          <text:p/>
        </draw:connector>
        <draw:frame draw:style-name="gr3" draw:text-style-name="P5" xml:id="id1" draw:id="id1" draw:layer="layout" svg:width="5cm" svg:height="1cm" svg:x="16.5cm" svg:y="1cm">
          <draw:text-box>
            <text:p text:style-name="P3"><text:span text:style-name="T2">Full predictor dataset</text:span></text:p>
          </draw:text-box>
        </draw:frame>
        <draw:custom-shape draw:style-name="gr5" draw:text-style-name="P8" xml:id="id2" draw:id="id2" draw:layer="layout" svg:width="4.2cm" svg:height="1.2cm" svg:x="23.4cm" svg:y="0.9cm">
          <text:p text:style-name="P7"><text:span text:style-name="T3">A priori knowle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6cm" svg:y1="1.5cm" svg:x2="29.2cm" svg:y2="1.5cm" draw:start-shape="id2" draw:start-glue-point="10" draw:end-shape="id3" draw:end-glue-point="3" svg:d="M27600 1500h1600" svg:viewBox="0 0 1601 1">
          <text:p/>
        </draw:connector>
        <draw:custom-shape draw:style-name="gr6" draw:text-style-name="P8" xml:id="id4" draw:id="id4" draw:layer="layout" svg:width="4.4cm" svg:height="1.2cm" svg:x="21.701cm" svg:y="4.801cm">
          <text:p text:style-name="P7"><text:span text:style-name="T3">Automatic sel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xml:id="id5" draw:id="id5" draw:layer="layout" svg:width="4.8cm" svg:height="1.4cm" svg:x="29.2cm" svg:y="12.3cm">
          <draw:text-box>
            <text:p text:style-name="P3"><text:span text:style-name="T2">Expert-based <text:s/>predictor subset</text:span></text:p>
          </draw:text-box>
        </draw:frame>
        <draw:connector draw:style-name="gr4" draw:text-style-name="P6" draw:layer="layout" svg:x1="19cm" svg:y1="2cm" svg:x2="21.701cm" svg:y2="5.401cm" draw:start-shape="id1" draw:start-glue-point="2" draw:end-shape="id4" draw:end-glue-point="6" svg:d="M19000 2000v3401h2701" svg:viewBox="0 0 2702 3402">
          <text:p/>
        </draw:connector>
        <draw:connector draw:style-name="gr4" draw:text-style-name="P6" draw:layer="layout" svg:x1="31.6cm" svg:y1="2cm" svg:x2="31.6cm" svg:y2="12.3cm" draw:start-shape="id3" draw:start-glue-point="2" draw:end-shape="id5" draw:end-glue-point="0" svg:d="M31600 2000v10300" svg:viewBox="0 0 1 10301">
          <text:p/>
        </draw:connector>
        <draw:connector draw:style-name="gr4" draw:text-style-name="P6" draw:layer="layout" svg:x1="31.6cm" svg:y1="2cm" svg:x2="26.101cm" svg:y2="5.401cm" draw:start-shape="id3" draw:start-glue-point="2" draw:end-shape="id4" draw:end-glue-point="10" svg:d="M31600 2000v3401h-5499" svg:viewBox="0 0 5500 3402">
          <text:p/>
        </draw:connector>
        <draw:custom-shape draw:style-name="gr8" draw:text-style-name="P8" xml:id="id6" draw:id="id6" draw:layer="layout" svg:width="1.8cm" svg:height="1.2cm" svg:x="15.602cm" svg:y="8.902cm">
          <text:p text:style-name="P7"><text:span text:style-name="T3">PC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line-skew="0.048cm" svg:x1="23.901cm" svg:y1="6.001cm" svg:x2="16.502cm" svg:y2="8.902cm" draw:start-shape="id4" draw:start-glue-point="8" draw:end-shape="id6" draw:end-glue-point="4" svg:d="M23901 6001v1499h-7399v1402" svg:viewBox="0 0 7400 2902">
          <text:p/>
        </draw:connector>
        <draw:frame draw:style-name="gr9" draw:text-style-name="P5" xml:id="id7" draw:id="id7" draw:layer="layout" svg:width="3.8cm" svg:height="2cm" svg:x="14.6cm" svg:y="12.001cm">
          <draw:text-box>
            <text:p text:style-name="P3"><text:span text:style-name="T2">Reduced and orthogonalized predictor set</text:span></text:p>
          </draw:text-box>
        </draw:frame>
        <draw:connector draw:style-name="gr4" draw:text-style-name="P6" draw:layer="layout" svg:x1="16.502cm" svg:y1="10.102cm" svg:x2="16.5cm" svg:y2="12.001cm" draw:start-shape="id6" draw:start-glue-point="8" draw:end-shape="id7" draw:end-glue-point="0" svg:d="M16502 10102v950h-2v949" svg:viewBox="0 0 3 1900">
          <text:p/>
        </draw:connector>
        <draw:custom-shape draw:style-name="gr8" draw:text-style-name="P8" xml:id="id8" draw:id="id8" draw:layer="layout" svg:width="1.8cm" svg:height="1.2cm" svg:x="20.4cm" svg:y="8.903cm">
          <text:p text:style-name="P7"><text:span text:style-name="T3">RF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line-skew="0.047cm" svg:x1="23.901cm" svg:y1="6.001cm" svg:x2="21.3cm" svg:y2="8.903cm" draw:start-shape="id4" draw:start-glue-point="8" draw:end-shape="id8" draw:end-glue-point="4" svg:d="M23901 6001v1499h-2601v1403" svg:viewBox="0 0 2602 2903">
          <text:p/>
        </draw:connector>
        <draw:frame draw:style-name="gr10" draw:text-style-name="P5" xml:id="id9" draw:id="id9" draw:layer="layout" svg:width="3.8cm" svg:height="1.4cm" svg:x="19.4cm" svg:y="12.302cm">
          <draw:text-box>
            <text:p text:style-name="P3"><text:span text:style-name="T2">Uncorrelated predictor subset</text:span></text:p>
          </draw:text-box>
        </draw:frame>
        <draw:connector draw:style-name="gr4" draw:text-style-name="P6" draw:layer="layout" svg:x1="21.3cm" svg:y1="10.103cm" svg:x2="21.3cm" svg:y2="12.302cm" draw:start-shape="id8" draw:start-glue-point="8" draw:end-shape="id9" draw:end-glue-point="0" svg:d="M21300 10103v2199" svg:viewBox="0 0 1 2200">
          <text:p/>
        </draw:connector>
        <draw:custom-shape draw:style-name="gr11" draw:text-style-name="P8" xml:id="id10" draw:id="id10" draw:layer="layout" svg:width="3.4cm" svg:height="1.2cm" svg:x="24.5cm" svg:y="8.904cm">
          <text:p text:style-name="P7"><text:span text:style-name="T3">Model tu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xml:id="id11" draw:id="id11" draw:layer="layout" svg:width="4cm" svg:height="1.4cm" svg:x="24.2cm" svg:y="12.302cm">
          <draw:text-box>
            <text:p text:style-name="P3"><text:span text:style-name="T2">Best perfomance predictor subset</text:span></text:p>
          </draw:text-box>
        </draw:frame>
        <draw:connector draw:style-name="gr4" draw:text-style-name="P6" draw:layer="layout" svg:x1="26.2cm" svg:y1="10.104cm" svg:x2="26.2cm" svg:y2="12.302cm" draw:start-shape="id10" draw:start-glue-point="8" draw:end-shape="id11" draw:end-glue-point="0" svg:d="M26200 10104v2198" svg:viewBox="0 0 1 2199">
          <text:p/>
        </draw:connector>
        <draw:custom-shape draw:style-name="gr12" draw:text-style-name="P8" xml:id="id12" draw:id="id12" draw:layer="layout" svg:width="3cm" svg:height="1.2cm" svg:x="25.2cm" svg:y="18.9cm">
          <text:p text:style-name="P7"><text:span text:style-name="T3">Fitting mod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line-skew="-0.215cm" svg:x1="28.2cm" svg:y1="19.5cm" svg:x2="27.9cm" svg:y2="9.504cm" draw:start-shape="id12" draw:start-glue-point="10" draw:end-shape="id10" draw:end-glue-point="10" svg:d="M28200 19500h300v-9996h-600" svg:viewBox="0 0 601 9997">
          <text:p/>
        </draw:connector>
        <draw:connector draw:style-name="gr4" draw:text-style-name="P6" draw:layer="layout" draw:line-skew="0.046cm" svg:x1="23.901cm" svg:y1="6.001cm" svg:x2="26.2cm" svg:y2="8.904cm" draw:start-shape="id4" draw:start-glue-point="8" draw:end-shape="id10" draw:end-glue-point="4" svg:d="M23901 6001v1498h2299v1405" svg:viewBox="0 0 2300 2904">
          <text:p/>
        </draw:connector>
        <draw:connector draw:style-name="gr4" draw:text-style-name="P6" draw:layer="layout" draw:line-skew="0.7cm" svg:x1="31.6cm" svg:y1="13.7cm" svg:x2="26.7cm" svg:y2="18.9cm" draw:start-shape="id5" draw:start-glue-point="2" draw:end-shape="id12" draw:end-glue-point="4" svg:d="M31600 13700v3300h-4900v1900" svg:viewBox="0 0 4901 5201">
          <text:p/>
        </draw:connector>
        <draw:connector draw:style-name="gr4" draw:text-style-name="P6" draw:layer="layout" draw:line-skew="0.099cm" svg:x1="21.3cm" svg:y1="14.901cm" svg:x2="26.7cm" svg:y2="18.9cm" draw:start-shape="id13" draw:start-glue-point="2" draw:end-shape="id12" draw:end-glue-point="4" svg:d="M21300 14901v2099h5400v1900" svg:viewBox="0 0 5401 4000">
          <text:p/>
        </draw:connector>
        <draw:connector draw:style-name="gr4" draw:text-style-name="P6" draw:layer="layout" draw:line-skew="-0.45cm" svg:x1="16.5cm" svg:y1="16cm" svg:x2="26.7cm" svg:y2="18.9cm" draw:start-shape="id14" draw:start-glue-point="2" draw:end-shape="id12" draw:end-glue-point="4" svg:d="M16500 16000v1000h10200v1900" svg:viewBox="0 0 10201 2901">
          <text:p/>
        </draw:connector>
        <draw:custom-shape draw:style-name="gr13" draw:text-style-name="P8" xml:id="id16" draw:id="id16" draw:layer="layout" svg:width="3.298cm" svg:height="1.2cm" svg:x="11.302cm" svg:y="0.9cm">
          <text:p text:style-name="P7"><text:span text:style-name="T3">Summariz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8.49cm" svg:y1="1.5cm" svg:x2="11.302cm" svg:y2="1.5cm" draw:start-shape="id15" draw:start-glue-point="1" draw:end-shape="id16" draw:end-glue-point="6" svg:d="M8490 1500h2812" svg:viewBox="0 0 2813 1">
          <text:p/>
        </draw:connector>
        <draw:connector draw:style-name="gr4" draw:text-style-name="P6" draw:layer="layout" svg:x1="14.6cm" svg:y1="1.5cm" svg:x2="16.5cm" svg:y2="1.5cm" draw:start-shape="id16" draw:start-glue-point="10" draw:end-shape="id1" draw:end-glue-point="3" svg:d="M14600 1500h1900" svg:viewBox="0 0 1901 1">
          <text:p/>
        </draw:connector>
        <draw:connector draw:style-name="gr4" draw:text-style-name="P6" draw:layer="layout" draw:line-skew="1.25cm" svg:x1="12cm" svg:y1="3.5cm" svg:x2="16.5cm" svg:y2="1.5cm" draw:start-shape="id17" draw:start-glue-point="1" draw:end-shape="id1" draw:end-glue-point="3" svg:d="M12000 3500h3500v-2000h1000" svg:viewBox="0 0 4501 2001">
          <text:p/>
        </draw:connector>
        <draw:frame draw:style-name="gr14" draw:text-style-name="P9" xml:id="id18" draw:id="id18" draw:layer="layout" svg:width="5cm" svg:height="1cm" svg:x="8.5cm" svg:y="11cm">
          <draw:text-box>
            <text:p text:style-name="P3"><text:span text:style-name="T3">A priori</text:span><text:span text:style-name="T2"> parameters</text:span></text:p>
          </draw:text-box>
        </draw:frame>
        <draw:frame draw:style-name="gr14" draw:text-style-name="P9" xml:id="id20" draw:id="id20" draw:layer="layout" svg:width="5cm" svg:height="1cm" svg:x="8.5cm" svg:y="14cm">
          <draw:text-box>
            <text:p text:style-name="P3"><text:span text:style-name="T2">Fitted parameters</text:span></text:p>
          </draw:text-box>
        </draw:frame>
        <draw:custom-shape draw:style-name="gr15" draw:text-style-name="P8" xml:id="id19" draw:id="id19" draw:layer="layout" svg:width="3.4cm" svg:height="1.2cm" svg:x="4.15cm" svg:y="18.9cm">
          <text:p text:style-name="P7"><text:span text:style-name="T3">Running mod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svg:x1="8.5cm" svg:y1="11.5cm" svg:x2="5.85cm" svg:y2="18.9cm" draw:start-shape="id18" draw:start-glue-point="3" draw:end-shape="id19" draw:end-glue-point="4" svg:d="M8500 11500h-2650v7400" svg:viewBox="0 0 2651 7401">
          <text:p/>
        </draw:connector>
        <draw:connector draw:style-name="gr16" draw:text-style-name="P6" draw:layer="layout" svg:x1="5.84cm" svg:y1="2cm" svg:x2="5.85cm" svg:y2="18.9cm" draw:start-shape="id15" draw:start-glue-point="2" draw:end-shape="id19" draw:end-glue-point="4" svg:d="M5840 2000v8450h10v8450" svg:viewBox="0 0 11 16901">
          <text:p/>
        </draw:connector>
        <draw:connector draw:style-name="gr16" draw:text-style-name="P6" draw:layer="layout" draw:line-skew="-3.45cm" svg:x1="9.5cm" svg:y1="4cm" svg:x2="5.85cm" svg:y2="18.9cm" draw:start-shape="id17" draw:start-glue-point="2" draw:end-shape="id19" draw:end-glue-point="4" svg:d="M9500 4000v4000h-3650v10900" svg:viewBox="0 0 3651 14901">
          <text:p/>
        </draw:connector>
        <draw:frame draw:style-name="gr17" draw:text-style-name="P10" xml:id="id17" draw:id="id17" draw:layer="layout" svg:width="5cm" svg:height="1cm" svg:x="7cm" svg:y="3cm">
          <draw:text-box>
            <text:p text:style-name="P3"><text:span text:style-name="T2">Edaphic data</text:span></text:p>
          </draw:text-box>
        </draw:frame>
        <draw:frame draw:style-name="gr17" draw:text-style-name="P10" xml:id="id15" draw:id="id15" draw:layer="layout" svg:width="5.3cm" svg:height="1cm" svg:x="3.19cm" svg:y="1cm">
          <draw:text-box>
            <text:p text:style-name="P3"><text:span text:style-name="T2">Daily climatic data</text:span></text:p>
          </draw:text-box>
        </draw:frame>
        <draw:connector draw:style-name="gr16" draw:text-style-name="P6" draw:layer="layout" svg:x1="8.5cm" svg:y1="14.5cm" svg:x2="5.85cm" svg:y2="18.9cm" draw:start-shape="id20" draw:start-glue-point="3" draw:end-shape="id19" draw:end-glue-point="4" svg:d="M8500 14500h-2650v4400" svg:viewBox="0 0 2651 4401">
          <text:p/>
        </draw:connector>
        <draw:custom-shape draw:style-name="gr18" draw:text-style-name="P8" xml:id="id21" draw:id="id21" draw:layer="layout" svg:width="3cm" svg:height="1.2cm" svg:x="9.501cm" svg:y="18.901cm">
          <text:p text:style-name="P7"><text:span text:style-name="T3">Optimis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svg:x1="11.001cm" svg:y1="18.901cm" svg:x2="11cm" svg:y2="15cm" draw:start-shape="id21" draw:start-glue-point="4" draw:end-shape="id20" draw:end-glue-point="2" svg:d="M11001 18901v-1950h-1v-1951" svg:viewBox="0 0 2 3902">
          <text:p/>
        </draw:connector>
        <draw:frame draw:style-name="gr19" draw:text-style-name="P10" xml:id="id22" draw:id="id22" draw:layer="layout" svg:width="3.1cm" svg:height="1.415cm" svg:x="11.05cm" svg:y="21.1cm">
          <draw:text-box>
            <text:p text:style-name="P3"><text:span text:style-name="T2">Occurrence data sources</text:span></text:p>
          </draw:text-box>
        </draw:frame>
        <draw:frame draw:style-name="gr20" draw:text-style-name="P11" xml:id="id24" draw:id="id24" draw:layer="layout" svg:width="2.7cm" svg:height="1.415cm" svg:x="11.25cm" svg:y="25.685cm">
          <draw:text-box>
            <text:p text:style-name="P3"><text:span text:style-name="T2">Consensus <text:s/>data</text:span></text:p>
          </draw:text-box>
        </draw:frame>
        <draw:custom-shape draw:style-name="gr21" draw:text-style-name="P8" xml:id="id23" draw:id="id23" draw:layer="layout" svg:width="3cm" svg:height="1.2cm" svg:x="11.1cm" svg:y="23.5cm">
          <text:p text:style-name="P7"><text:span text:style-name="T3">Combi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xml:id="id26" draw:id="id26" draw:layer="layout" svg:width="2.2cm" svg:height="1.4cm" svg:x="15.5cm" svg:y="28cm">
          <draw:text-box>
            <text:p text:style-name="P3"><text:span text:style-name="T2">Density data</text:span></text:p>
          </draw:text-box>
        </draw:frame>
        <draw:custom-shape draw:style-name="gr21" draw:text-style-name="P8" xml:id="id30" draw:id="id30" draw:layer="layout" svg:width="3cm" svg:height="1.2cm" svg:x="23cm" svg:y="25.6cm">
          <text:p text:style-name="P7"><text:span text:style-name="T3">Summariz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xml:id="id31" draw:id="id31" draw:layer="layout" svg:width="2.4cm" svg:height="1.415cm" svg:x="23.3cm" svg:y="22.185cm">
          <draw:text-box>
            <text:p text:style-name="P3"><text:span text:style-name="T2">Presence data</text:span></text:p>
          </draw:text-box>
        </draw:frame>
        <draw:frame draw:style-name="gr22" draw:text-style-name="P11" xml:id="id32" draw:id="id32" draw:layer="layout" svg:width="4cm" svg:height="1.4cm" svg:x="18.5cm" svg:y="18.8cm">
          <draw:text-box>
            <text:p text:style-name="P3"><text:span text:style-name="T2">Pseudo-absence data</text:span></text:p>
          </draw:text-box>
        </draw:frame>
        <draw:frame draw:style-name="gr23" draw:text-style-name="P11" xml:id="id28" draw:id="id28" draw:layer="layout" svg:width="2.6cm" svg:height="1.4cm" svg:x="19.2cm" svg:y="25.5cm">
          <draw:text-box>
            <text:p text:style-name="P3"><text:span text:style-name="T2">Training set</text:span></text:p>
          </draw:text-box>
        </draw:frame>
        <draw:frame draw:style-name="gr22" draw:text-style-name="P11" xml:id="id29" draw:id="id29" draw:layer="layout" svg:width="2.6cm" svg:height="1.4cm" svg:x="19.2cm" svg:y="30.4cm">
          <draw:text-box>
            <text:p text:style-name="P3"><text:span text:style-name="T2">Testing set</text:span></text:p>
          </draw:text-box>
        </draw:frame>
        <draw:custom-shape draw:style-name="gr21" draw:text-style-name="P8" xml:id="id27" draw:id="id27" draw:layer="layout" svg:width="3cm" svg:height="1.2cm" svg:x="19cm" svg:y="28.1cm">
          <text:p text:style-name="P7"><text:span text:style-name="T3">Separ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6" draw:layer="layout" svg:x1="12.6cm" svg:y1="22.515cm" svg:x2="12.6cm" svg:y2="23.5cm" draw:start-shape="id22" draw:start-glue-point="2" draw:end-shape="id23" draw:end-glue-point="4" svg:d="M12600 22515v985" svg:viewBox="0 0 1 986">
          <text:p/>
        </draw:connector>
        <draw:connector draw:style-name="gr24" draw:text-style-name="P6" draw:layer="layout" svg:x1="12.6cm" svg:y1="24.7cm" svg:x2="12.6cm" svg:y2="25.685cm" draw:start-shape="id23" draw:start-glue-point="8" draw:end-shape="id24" draw:end-glue-point="0" svg:d="M12600 24700v985" svg:viewBox="0 0 1 986">
          <text:p/>
        </draw:connector>
        <draw:connector draw:style-name="gr24" draw:text-style-name="P6" draw:layer="layout" svg:x1="12.6cm" svg:y1="27.1cm" svg:x2="12.6cm" svg:y2="28.1cm" draw:start-shape="id24" draw:start-glue-point="2" draw:end-shape="id25" draw:end-glue-point="4" svg:d="M12600 27100v1000" svg:viewBox="0 0 1 1001">
          <text:p/>
        </draw:connector>
        <draw:connector draw:style-name="gr24" draw:text-style-name="P6" draw:layer="layout" svg:x1="14.1cm" svg:y1="28.7cm" svg:x2="15.5cm" svg:y2="28.7cm" draw:start-shape="id25" draw:start-glue-point="10" draw:end-shape="id26" draw:end-glue-point="3" svg:d="M14100 28700h1400" svg:viewBox="0 0 1401 1">
          <text:p/>
        </draw:connector>
        <draw:connector draw:style-name="gr24" draw:text-style-name="P6" draw:layer="layout" svg:x1="17.7cm" svg:y1="28.7cm" svg:x2="19cm" svg:y2="28.7cm" draw:start-shape="id26" draw:start-glue-point="1" draw:end-shape="id27" draw:end-glue-point="6" svg:d="M17700 28700h1300" svg:viewBox="0 0 1301 1">
          <text:p/>
        </draw:connector>
        <draw:connector draw:style-name="gr24" draw:text-style-name="P6" draw:layer="layout" svg:x1="20.5cm" svg:y1="28.1cm" svg:x2="20.5cm" svg:y2="26.9cm" draw:start-shape="id27" draw:start-glue-point="4" draw:end-shape="id28" draw:end-glue-point="2" svg:d="M20500 28100v-1200" svg:viewBox="0 0 1 1201">
          <text:p/>
        </draw:connector>
        <draw:connector draw:style-name="gr24" draw:text-style-name="P6" draw:layer="layout" svg:x1="20.5cm" svg:y1="29.3cm" svg:x2="20.5cm" svg:y2="30.4cm" draw:start-shape="id27" draw:start-glue-point="8" draw:end-shape="id29" draw:end-glue-point="0" svg:d="M20500 29300v1100" svg:viewBox="0 0 1 1101">
          <text:p/>
        </draw:connector>
        <draw:connector draw:style-name="gr24" draw:text-style-name="P6" draw:layer="layout" draw:line-skew="0.149cm" svg:x1="19.2cm" svg:y1="26.2cm" svg:x2="12.501cm" svg:y2="19.501cm" draw:start-shape="id28" draw:start-glue-point="3" draw:end-shape="id21" draw:end-glue-point="10" svg:d="M19200 26200h-3199v-6699h-3500" svg:viewBox="0 0 6700 6700">
          <text:p/>
        </draw:connector>
        <draw:connector draw:style-name="gr24" draw:text-style-name="P6" draw:layer="layout" svg:x1="21.8cm" svg:y1="26.2cm" svg:x2="23cm" svg:y2="26.2cm" draw:start-shape="id28" draw:start-glue-point="1" draw:end-shape="id30" draw:end-glue-point="6" svg:d="M21800 26200h1200" svg:viewBox="0 0 1201 1">
          <text:p/>
        </draw:connector>
        <draw:connector draw:style-name="gr24" draw:text-style-name="P6" draw:layer="layout" svg:x1="24.5cm" svg:y1="25.6cm" svg:x2="24.5cm" svg:y2="23.6cm" draw:start-shape="id30" draw:start-glue-point="4" draw:end-shape="id31" draw:end-glue-point="2" svg:d="M24500 25600v-2000" svg:viewBox="0 0 1 2001">
          <text:p/>
        </draw:connector>
        <draw:connector draw:style-name="gr24" draw:text-style-name="P6" draw:layer="layout" svg:x1="18.5cm" svg:y1="19.5cm" svg:x2="12.501cm" svg:y2="19.501cm" draw:start-shape="id32" draw:start-glue-point="3" draw:end-shape="id21" draw:end-glue-point="10" svg:d="M18500 19500h-2998v1h-3001" svg:viewBox="0 0 6000 2">
          <text:p/>
        </draw:connector>
        <draw:connector draw:style-name="gr24" draw:text-style-name="P6" draw:layer="layout" svg:x1="22.5cm" svg:y1="19.5cm" svg:x2="25.2cm" svg:y2="19.5cm" draw:start-shape="id32" draw:start-glue-point="1" draw:end-shape="id12" draw:end-glue-point="6" svg:d="M22500 19500h2700" svg:viewBox="0 0 2701 1">
          <text:p/>
        </draw:connector>
        <draw:custom-shape draw:style-name="gr21" draw:text-style-name="P8" xml:id="id33" draw:id="id33" draw:layer="layout" svg:width="3cm" svg:height="1.2cm" svg:x="19cm" svg:y="22.2cm">
          <text:p text:style-name="P7"><text:span text:style-name="T3">Infer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6" draw:layer="layout" svg:x1="20.5cm" svg:y1="25.5cm" svg:x2="20.5cm" svg:y2="23.4cm" draw:start-shape="id28" draw:start-glue-point="0" draw:end-shape="id33" draw:end-glue-point="8" svg:d="M20500 25500v-2100" svg:viewBox="0 0 1 2101">
          <text:p/>
        </draw:connector>
        <draw:connector draw:style-name="gr24" draw:text-style-name="P6" draw:layer="layout" svg:x1="20.5cm" svg:y1="22.2cm" svg:x2="20.5cm" svg:y2="20.2cm" draw:start-shape="id33" draw:start-glue-point="4" draw:end-shape="id32" draw:end-glue-point="2" svg:d="M20500 22200v-2000" svg:viewBox="0 0 1 2001">
          <text:p/>
        </draw:connector>
        <draw:connector draw:style-name="gr25" draw:text-style-name="P6" draw:layer="layout" svg:x1="26.7cm" svg:y1="20.1cm" svg:x2="33.55cm" svg:y2="24cm" draw:start-shape="id12" draw:start-glue-point="8" draw:end-shape="id34" draw:end-glue-point="4" svg:d="M26700 20100v1953h6850v1947" svg:viewBox="0 0 6851 3901">
          <text:p/>
        </draw:connector>
        <draw:frame draw:style-name="gr17" draw:text-style-name="P10" xml:id="id39" draw:id="id39" draw:layer="layout" svg:width="5cm" svg:height="1cm" svg:x="8cm" svg:y="39cm">
          <draw:text-box>
            <text:p text:style-name="P3"><text:span text:style-name="T2">Land-use data</text:span></text:p>
          </draw:text-box>
        </draw:frame>
        <draw:frame draw:style-name="gr26" draw:text-style-name="P12" xml:id="id38" draw:id="id38" draw:layer="layout" svg:width="5cm" svg:height="1.415cm" svg:x="20cm" svg:y="36.793cm">
          <draw:text-box>
            <text:p text:style-name="P3"><text:span text:style-name="T2">Accessible and suitable ranges</text:span></text:p>
          </draw:text-box>
        </draw:frame>
        <draw:custom-shape draw:style-name="gr27" draw:text-style-name="P8" xml:id="id36" draw:id="id36" draw:layer="layout" svg:width="3cm" svg:height="1.2cm" svg:x="15cm" svg:y="36.9cm">
          <text:p text:style-name="P7"><text:span text:style-name="T3">Migr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2" xml:id="id35" draw:id="id35" draw:layer="layout" svg:width="3cm" svg:height="1.415cm" svg:x="15cm" svg:y="33.593cm">
          <draw:text-box>
            <text:p text:style-name="P3"><text:span text:style-name="T2">Suitable ranges</text:span></text:p>
          </draw:text-box>
        </draw:frame>
        <draw:frame draw:style-name="gr28" draw:text-style-name="P12" xml:id="id37" draw:id="id37" draw:layer="layout" svg:width="4cm" svg:height="1cm" svg:x="8.5cm" svg:y="37cm">
          <draw:text-box>
            <text:p text:style-name="P3"><text:span text:style-name="T2">Migration model</text:span></text:p>
          </draw:text-box>
        </draw:frame>
        <draw:connector draw:style-name="gr29" draw:text-style-name="P6" draw:layer="layout" svg:x1="16.5cm" svg:y1="35.008cm" svg:x2="16.5cm" svg:y2="36.9cm" draw:start-shape="id35" draw:start-glue-point="2" draw:end-shape="id36" draw:end-glue-point="4" svg:d="M16500 35008v1892" svg:viewBox="0 0 1 1893">
          <text:p/>
        </draw:connector>
        <draw:connector draw:style-name="gr29" draw:text-style-name="P6" draw:layer="layout" svg:x1="12.5cm" svg:y1="37.5cm" svg:x2="15cm" svg:y2="37.5cm" draw:start-shape="id37" draw:start-glue-point="1" draw:end-shape="id36" draw:end-glue-point="6" svg:d="M12500 37500h2500" svg:viewBox="0 0 2501 1">
          <text:p/>
        </draw:connector>
        <draw:connector draw:style-name="gr29" draw:text-style-name="P6" draw:layer="layout" svg:x1="18cm" svg:y1="37.5cm" svg:x2="20cm" svg:y2="37.5cm" draw:start-shape="id36" draw:start-glue-point="10" draw:end-shape="id38" draw:end-glue-point="3" svg:d="M18000 37500h2000" svg:viewBox="0 0 2001 1">
          <text:p/>
        </draw:connector>
        <draw:connector draw:style-name="gr29" draw:text-style-name="P6" draw:layer="layout" svg:x1="13cm" svg:y1="39.5cm" svg:x2="16.5cm" svg:y2="38.1cm" draw:start-shape="id39" draw:start-glue-point="1" draw:end-shape="id36" draw:end-glue-point="8" svg:d="M13000 39500h3500v-1400" svg:viewBox="0 0 3501 1401">
          <text:p/>
        </draw:connector>
        <draw:custom-shape draw:style-name="gr27" draw:text-style-name="P8" xml:id="id40" draw:id="id40" draw:layer="layout" svg:width="3cm" svg:height="1.2cm" svg:x="15.001cm" svg:y="30.501cm">
          <text:p text:style-name="P7"><text:span text:style-name="T3">Eval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6" draw:layer="layout" svg:x1="24.5cm" svg:y1="22.185cm" svg:x2="25.2cm" svg:y2="19.5cm" draw:start-shape="id31" draw:start-glue-point="0" draw:end-shape="id12" draw:end-glue-point="6" svg:d="M24500 22185v-2685h700" svg:viewBox="0 0 701 2686">
          <text:p/>
        </draw:connector>
        <draw:connector draw:style-name="gr29" draw:text-style-name="P6" draw:layer="layout" svg:x1="16.5cm" svg:y1="33.593cm" svg:x2="16.501cm" svg:y2="31.701cm" draw:start-shape="id35" draw:start-glue-point="0" draw:end-shape="id40" draw:end-glue-point="8" svg:d="M16500 33593v-945h1v-947" svg:viewBox="0 0 2 1893">
          <text:p/>
        </draw:connector>
        <draw:connector draw:style-name="gr29" draw:text-style-name="P6" draw:layer="layout" svg:x1="19.2cm" svg:y1="31.1cm" svg:x2="18.001cm" svg:y2="31.101cm" draw:start-shape="id29" draw:start-glue-point="3" draw:end-shape="id40" draw:end-glue-point="10" svg:d="M19200 31100h-599v1h-600" svg:viewBox="0 0 1200 2">
          <text:p/>
        </draw:connector>
        <draw:frame draw:style-name="gr14" draw:text-style-name="P9" xml:id="id41" draw:id="id41" draw:layer="layout" svg:width="4cm" svg:height="1cm" svg:x="3.85cm" svg:y="33.8cm">
          <draw:text-box>
            <text:p text:style-name="P3"><text:span text:style-name="T2">Model outputs</text:span></text:p>
          </draw:text-box>
        </draw:frame>
        <draw:connector draw:style-name="gr16" draw:text-style-name="P6" draw:layer="layout" svg:x1="7.85cm" svg:y1="34.3cm" svg:x2="10.1cm" svg:y2="34.3cm" draw:start-shape="id41" draw:start-glue-point="1" draw:end-shape="id42" draw:end-glue-point="6" svg:d="M7850 34300h2250" svg:viewBox="0 0 2251 1">
          <text:p/>
        </draw:connector>
        <draw:custom-shape draw:style-name="gr27" draw:text-style-name="P8" xml:id="id42" draw:id="id42" draw:layer="layout" svg:width="3cm" svg:height="1.2cm" svg:x="10.1cm" svg:y="33.7cm">
          <text:p text:style-name="P7"><text:span text:style-name="T3">Threshol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6" draw:layer="layout" svg:x1="13.1cm" svg:y1="34.3cm" svg:x2="15cm" svg:y2="34.3cm" draw:start-shape="id42" draw:start-glue-point="10" draw:end-shape="id35" draw:end-glue-point="3" svg:d="M13100 34300h1900" svg:viewBox="0 0 1901 1">
          <text:p/>
        </draw:connector>
        <draw:frame draw:style-name="gr14" draw:text-style-name="P9" xml:id="id43" draw:id="id43" draw:layer="layout" svg:width="3.1cm" svg:height="1cm" svg:x="4.3cm" svg:y="26cm">
          <draw:text-box>
            <text:p text:style-name="P3"><text:span text:style-name="T2">PHENOFIT</text:span></text:p>
          </draw:text-box>
        </draw:frame>
        <draw:frame draw:style-name="gr14" draw:text-style-name="P9" xml:id="id45" draw:id="id45" draw:layer="layout" svg:width="3.1cm" svg:height="1cm" svg:x="7.6cm" svg:y="26cm">
          <draw:text-box>
            <text:p text:style-name="P3"><text:span text:style-name="T2">ForCEEPS</text:span></text:p>
          </draw:text-box>
        </draw:frame>
        <draw:frame draw:style-name="gr14" draw:text-style-name="P9" xml:id="id44" draw:id="id44" draw:layer="layout" svg:width="3.1cm" svg:height="1cm" svg:x="1cm" svg:y="26cm">
          <draw:text-box>
            <text:p text:style-name="P3"><text:span text:style-name="T2">CASTANEA</text:span></text:p>
          </draw:text-box>
        </draw:frame>
        <draw:connector draw:style-name="gr16" draw:text-style-name="P6" draw:layer="layout" svg:x1="5.85cm" svg:y1="20.1cm" svg:x2="5.85cm" svg:y2="26cm" draw:start-shape="id19" draw:start-glue-point="8" svg:d="M5850 20100v5900" svg:viewBox="0 0 1 5901">
          <text:p/>
        </draw:connector>
        <draw:connector draw:style-name="gr16" draw:text-style-name="P6" draw:layer="layout" draw:line-skew="1.692cm" svg:x1="5.85cm" svg:y1="20.1cm" svg:x2="2.55cm" svg:y2="26cm" draw:start-shape="id19" draw:start-glue-point="8" svg:d="M5850 20100v4900h-3300v1000" svg:viewBox="0 0 3301 5901">
          <text:p/>
        </draw:connector>
        <draw:connector draw:style-name="gr16" draw:text-style-name="P6" draw:layer="layout" draw:line-skew="1.692cm" svg:x1="5.85cm" svg:y1="20.1cm" svg:x2="9.15cm" svg:y2="26cm" draw:start-shape="id19" draw:start-glue-point="8" svg:d="M5850 20100v4900h3300v1000" svg:viewBox="0 0 3301 5901">
          <text:p/>
        </draw:connector>
        <draw:connector draw:style-name="gr16" draw:text-style-name="P6" draw:layer="layout" svg:x1="5.85cm" svg:y1="27cm" svg:x2="5.85cm" svg:y2="33.8cm" draw:start-shape="id43" draw:start-glue-point="2" draw:end-shape="id41" draw:end-glue-point="0" svg:d="M5850 27000v6800" svg:viewBox="0 0 1 6801">
          <text:p/>
        </draw:connector>
        <draw:connector draw:style-name="gr16" draw:text-style-name="P6" draw:layer="layout" draw:line-skew="-2.4cm" svg:x1="2.55cm" svg:y1="27cm" svg:x2="5.85cm" svg:y2="33.8cm" draw:start-shape="id44" draw:start-glue-point="2" draw:end-shape="id41" draw:end-glue-point="0" svg:d="M2550 27000v1000h3300v5800" svg:viewBox="0 0 3301 6801">
          <text:p/>
        </draw:connector>
        <draw:connector draw:style-name="gr16" draw:text-style-name="P6" draw:layer="layout" draw:line-skew="-2.4cm" svg:x1="9.15cm" svg:y1="27cm" svg:x2="5.85cm" svg:y2="33.8cm" draw:start-shape="id45" draw:start-glue-point="2" draw:end-shape="id41" draw:end-glue-point="0" svg:d="M9150 27000v1000h-3300v5800" svg:viewBox="0 0 3301 6801">
          <text:p/>
        </draw:connector>
        <draw:frame draw:style-name="gr3" draw:text-style-name="P5" xml:id="id48" draw:id="id48" draw:layer="layout" svg:width="2.2cm" svg:height="1cm" svg:x="29cm" svg:y="26cm">
          <draw:text-box>
            <text:p text:style-name="P3"><text:span text:style-name="T2">MaxEnt</text:span></text:p>
          </draw:text-box>
        </draw:frame>
        <draw:frame draw:style-name="gr3" draw:text-style-name="P5" xml:id="id50" draw:id="id50" draw:layer="layout" svg:width="1.7cm" svg:height="1cm" svg:x="31.6cm" svg:y="26cm">
          <draw:text-box>
            <text:p text:style-name="P3"><text:span text:style-name="T2">GAM</text:span></text:p>
          </draw:text-box>
        </draw:frame>
        <draw:frame draw:style-name="gr3" draw:text-style-name="P5" xml:id="id46" draw:id="id46" draw:layer="layout" svg:width="1.7cm" svg:height="1cm" svg:x="26.9cm" svg:y="26cm">
          <draw:text-box>
            <text:p text:style-name="P3"><text:span text:style-name="T2">PPM</text:span></text:p>
          </draw:text-box>
        </draw:frame>
        <draw:frame draw:style-name="gr3" draw:text-style-name="P5" xml:id="id49" draw:id="id49" draw:layer="layout" svg:width="1.7cm" svg:height="1cm" svg:x="33.7cm" svg:y="26cm">
          <draw:text-box>
            <text:p text:style-name="P3"><text:span text:style-name="T2">GBM</text:span></text:p>
          </draw:text-box>
        </draw:frame>
        <draw:frame draw:style-name="gr3" draw:text-style-name="P5" xml:id="id47" draw:id="id47" draw:layer="layout" svg:width="1.7cm" svg:height="1cm" svg:x="35.8cm" svg:y="26cm">
          <draw:text-box>
            <text:p text:style-name="P3"><text:span text:style-name="T2">GLM</text:span></text:p>
          </draw:text-box>
        </draw:frame>
        <draw:custom-shape draw:style-name="gr30" draw:text-style-name="P8" xml:id="id34" draw:id="id34" draw:layer="layout" svg:width="3cm" svg:height="0.001cm" svg:x="32.05cm" svg:y="24cm">
          <text:p text:style-name="P7"><text:span text:style-name="T3">Fitting mod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6" draw:layer="layout" draw:line-skew="-0.997cm" svg:x1="32.05cm" svg:y1="24.001cm" svg:x2="27.75cm" svg:y2="26cm" draw:start-shape="id34" draw:start-glue-point="6" draw:end-shape="id46" draw:end-glue-point="0" svg:d="M32050 24001h-4300v1999" svg:viewBox="0 0 4301 2000">
          <text:p/>
        </draw:connector>
        <draw:connector draw:style-name="gr31" draw:text-style-name="P6" draw:layer="layout" draw:line-skew="-0.997cm" svg:x1="35.05cm" svg:y1="24.001cm" svg:x2="36.65cm" svg:y2="26cm" draw:start-shape="id34" draw:start-glue-point="10" draw:end-shape="id47" draw:end-glue-point="0" svg:d="M35050 24001h1600v1999" svg:viewBox="0 0 1601 2000">
          <text:p/>
        </draw:connector>
        <draw:connector draw:style-name="gr31" draw:text-style-name="P6" draw:layer="layout" draw:line-skew="-0.997cm" svg:x1="32.05cm" svg:y1="24.001cm" svg:x2="30.1cm" svg:y2="26cm" draw:start-shape="id34" draw:start-glue-point="6" draw:end-shape="id48" draw:end-glue-point="0" svg:d="M32050 24001h-1950v1999" svg:viewBox="0 0 1951 2000">
          <text:p/>
        </draw:connector>
        <draw:connector draw:style-name="gr31" draw:text-style-name="P6" draw:layer="layout" draw:line-skew="-0.997cm" svg:x1="35.05cm" svg:y1="24.001cm" svg:x2="34.55cm" svg:y2="26cm" draw:start-shape="id34" draw:start-glue-point="10" draw:end-shape="id49" draw:end-glue-point="0" svg:d="M35050 24001h-500v1999" svg:viewBox="0 0 501 2000">
          <text:p/>
        </draw:connector>
        <draw:connector draw:style-name="gr31" draw:text-style-name="P6" draw:layer="layout" draw:line-skew="-0.998cm" svg:x1="33.55cm" svg:y1="24cm" svg:x2="32.45cm" svg:y2="26cm" draw:start-shape="id34" draw:start-glue-point="4" draw:end-shape="id50" draw:end-glue-point="0" svg:d="M33550 24000h-1100v2000" svg:viewBox="0 0 1101 2001">
          <text:p/>
        </draw:connector>
        <draw:frame draw:style-name="gr3" draw:text-style-name="P5" xml:id="id51" draw:id="id51" draw:layer="layout" svg:width="1.1cm" svg:height="1cm" svg:x="37.9cm" svg:y="26cm">
          <draw:text-box>
            <text:p text:style-name="P3"><text:span text:style-name="T2">…</text:span></text:p>
          </draw:text-box>
        </draw:frame>
        <draw:connector draw:style-name="gr31" draw:text-style-name="P6" draw:layer="layout" draw:line-skew="-0.997cm" svg:x1="35.05cm" svg:y1="24.001cm" svg:x2="38.45cm" svg:y2="26cm" draw:start-shape="id34" draw:start-glue-point="10" draw:end-shape="id51" draw:end-glue-point="0" svg:d="M35050 24001h3400v1999" svg:viewBox="0 0 3401 2000">
          <text:p/>
        </draw:connector>
        <draw:connector draw:style-name="gr31" draw:text-style-name="P6" draw:layer="layout" svg:x1="27.75cm" svg:y1="27cm" svg:x2="18cm" svg:y2="34.3cm" draw:start-shape="id46" draw:start-glue-point="2" draw:end-shape="id35" draw:end-glue-point="1" svg:d="M27750 27000v7300h-9750" svg:viewBox="0 0 9751 7301">
          <text:p/>
        </draw:connector>
        <draw:custom-shape draw:style-name="gr32" draw:text-style-name="P8" xml:id="id52" draw:id="id52" draw:layer="layout" svg:width="3cm" svg:height="0.001cm" svg:x="27.751cm" svg:y="28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6" draw:layer="layout" draw:line-skew="-0.509cm" svg:x1="30.1cm" svg:y1="27cm" svg:x2="27.751cm" svg:y2="28.001cm" draw:start-shape="id48" draw:start-glue-point="2" draw:end-shape="id52" draw:end-glue-point="6" svg:d="M30100 27000v1001h-2349" svg:viewBox="0 0 2350 1002">
          <text:p/>
        </draw:connector>
        <draw:connector draw:style-name="gr25" draw:text-style-name="P6" xml:id="id53" draw:id="id53" draw:layer="layout" svg:x1="32.45cm" svg:y1="27cm" svg:x2="30.751cm" svg:y2="28.001cm" draw:start-shape="id50" draw:start-glue-point="2" draw:end-shape="id52" draw:end-glue-point="10" svg:d="M32450 27000v1001h-1699" svg:viewBox="0 0 1700 1002">
          <text:p/>
        </draw:connector>
        <draw:connector draw:style-name="gr25" draw:text-style-name="P6" xml:id="id54" draw:id="id54" draw:layer="layout" svg:x1="34.55cm" svg:y1="27cm" svg:x2="32.45cm" svg:y2="28.001cm" draw:start-shape="id49" draw:start-glue-point="2" draw:end-shape="id53" draw:end-glue-point="0" svg:d="M34550 27000v1001h-2100" svg:viewBox="0 0 2101 1002">
          <text:p/>
        </draw:connector>
        <draw:connector draw:style-name="gr25" draw:text-style-name="P6" xml:id="id55" draw:id="id55" draw:layer="layout" svg:x1="36.65cm" svg:y1="27cm" svg:x2="34.55cm" svg:y2="28.001cm" draw:start-shape="id47" draw:start-glue-point="2" draw:end-shape="id54" draw:end-glue-point="0" svg:d="M36650 27000v1001h-2100" svg:viewBox="0 0 2101 1002">
          <text:p/>
        </draw:connector>
        <draw:connector draw:style-name="gr25" draw:text-style-name="P6" draw:layer="layout" svg:x1="38.45cm" svg:y1="27cm" svg:x2="36.65cm" svg:y2="28.001cm" draw:start-shape="id51" draw:start-glue-point="2" draw:end-shape="id55" draw:end-glue-point="0" svg:d="M38450 27000v1001h-1800" svg:viewBox="0 0 1801 1002">
          <text:p/>
        </draw:connector>
        <draw:frame draw:style-name="gr3" draw:text-style-name="P5" xml:id="id56" draw:id="id56" draw:layer="layout" svg:width="4cm" svg:height="1cm" svg:x="31.5cm" svg:y="30.5cm">
          <draw:text-box>
            <text:p text:style-name="P3"><text:span text:style-name="T2">Ensemble model</text:span></text:p>
          </draw:text-box>
        </draw:frame>
        <draw:connector draw:style-name="gr31" draw:text-style-name="P6" draw:layer="layout" draw:line-skew="-1.247cm" svg:x1="30.751cm" svg:y1="28.001cm" svg:x2="33.5cm" svg:y2="30.5cm" draw:start-shape="id52" draw:start-glue-point="10" draw:end-shape="id56" draw:end-glue-point="0" svg:d="M30751 28001h2749v2499" svg:viewBox="0 0 2750 2500">
          <text:p/>
        </draw:connector>
        <draw:connector draw:style-name="gr31" draw:text-style-name="P6" draw:layer="layout" svg:x1="33.5cm" svg:y1="31.5cm" svg:x2="18cm" svg:y2="34.3cm" draw:start-shape="id56" draw:start-glue-point="2" draw:end-shape="id35" draw:end-glue-point="1" svg:d="M33500 31500v2800h-15500" svg:viewBox="0 0 15501 2801">
          <text:p/>
        </draw:connector>
        <draw:frame draw:style-name="gr33" draw:text-style-name="P10" draw:layer="layout" svg:width="4cm" svg:height="0.7cm" svg:x="34.5cm" svg:y="4.5cm">
          <draw:text-box>
            <text:p text:style-name="P3"><text:span text:style-name="T2">Raw data source</text:span></text:p>
          </draw:text-box>
        </draw:frame>
        <draw:frame draw:style-name="gr7" draw:text-style-name="P5" draw:layer="layout" svg:width="4cm" svg:height="0.7cm" svg:x="34.5cm" svg:y="5.4cm">
          <draw:text-box>
            <text:p text:style-name="P3"><text:span text:style-name="T2">Correlative SDM</text:span></text:p>
          </draw:text-box>
        </draw:frame>
        <draw:frame draw:style-name="gr34" draw:text-style-name="P9" draw:layer="layout" svg:width="4cm" svg:height="0.7cm" svg:x="34.5cm" svg:y="6.3cm">
          <draw:text-box>
            <text:p text:style-name="P3"><text:span text:style-name="T4">Process-based M</text:span></text:p>
          </draw:text-box>
        </draw:frame>
        <draw:frame draw:style-name="gr22" draw:text-style-name="P11" draw:layer="layout" svg:width="4cm" svg:height="0.7cm" svg:x="34.5cm" svg:y="7.2cm">
          <draw:text-box>
            <text:p text:style-name="P3"><text:span text:style-name="T2">Occurrence</text:span></text:p>
          </draw:text-box>
        </draw:frame>
        <draw:frame draw:style-name="gr35" draw:text-style-name="P12" draw:layer="layout" svg:width="4cm" svg:height="0.7cm" svg:x="34.5cm" svg:y="8.1cm">
          <draw:text-box>
            <text:p text:style-name="P3"><text:span text:style-name="T2">Output process</text:span></text:p>
          </draw:text-box>
        </draw:frame>
        <draw:frame draw:style-name="gr36" draw:text-style-name="P4" draw:layer="layout" svg:width="2.8cm" svg:height="1.1cm" svg:x="11.2cm" svg:y="28.8cm">
          <draw:text-box>
            <text:p text:style-name="P3"><text:span text:style-name="T1">climate scale</text:span></text:p>
          </draw:text-box>
        </draw:frame>
        <draw:custom-shape draw:style-name="gr21" draw:text-style-name="P8" xml:id="id25" draw:id="id25" draw:layer="layout" svg:width="3cm" svg:height="1.2cm" svg:x="11.1cm" svg:y="28.1cm">
          <text:p text:style-name="P7"><text:span text:style-name="T3">Upscal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Symmetric_20_Arrow" draw:display-name="Symmetric Arrow" svg:viewBox="0 0 1131 902" svg:d="M564 0l-564 902h1131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2T10:47:29.360000000</meta:creation-date>
    <dc:date>2022-01-21T11:13:37.441000000</dc:date>
    <meta:editing-duration>P1DT14H11M11S</meta:editing-duration>
    <meta:editing-cycles>218</meta:editing-cycles>
    <meta:generator>LibreOffice/7.2.4.1$Windows_X86_64 LibreOffice_project/27d75539669ac387bb498e35313b970b7fe9c4f9</meta:generator>
    <meta:document-statistic meta:object-count="128"/>
  </office:meta>
</office:document-meta>
</file>